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84b04" draw:fill-color="#ff8000" draw:textarea-horizontal-align="justify" draw:textarea-vertical-align="middle" draw:auto-grow-height="false" fo:min-height="3.052cm" fo:min-width="4.834cm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036cm"/>
    </style:style>
    <style:style style:name="gr4" style:family="graphic" style:parent-style-name="standard">
      <style:graphic-properties svg:stroke-color="#784b04" draw:fill-color="#5eb91e" draw:textarea-horizontal-align="justify" draw:textarea-vertical-align="middle" draw:auto-grow-height="false" fo:min-height="3.052cm" fo:min-width="4.834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5eb91e"/>
      <style:paragraph-properties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3.302cm" svg:x="2.398cm" svg:y="6.842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334cm" svg:height="3.302cm" svg:x="10.271cm" svg:y="6.842cm">
          <text:p text:style-name="P1">AB BOAR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34cm" svg:height="3.302cm" svg:x="18.526cm" svg:y="6.842cm">
          <text:p text:style-name="P1">POWER &amp; IO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605cm" svg:y1="8.493cm" svg:x2="15.605cm" svg:y2="8.493cm" draw:start-shape="id1" draw:start-glue-point="1" draw:end-shape="id1" draw:end-glue-point="1" svg:d="M15605 8493z" svg:viewBox="0 0 1 1">
          <text:p/>
        </draw:connector>
        <draw:frame draw:style-name="gr3" draw:text-style-name="P5" draw:layer="layout" svg:width="1.905cm" svg:height="2.376cm" svg:x="8.366cm" svg:y="7.387cm">
          <draw:text-box>
            <text:p text:style-name="P4"><text:span text:style-name="T1">+</text:span></text:p>
          </draw:text-box>
        </draw:frame>
        <draw:frame draw:style-name="gr3" draw:text-style-name="P5" draw:layer="layout" svg:width="1.905cm" svg:height="2.376cm" svg:x="16.367cm" svg:y="7.35cm">
          <draw:text-box>
            <text:p text:style-name="P4"><text:span text:style-name="T1">+</text:span></text:p>
          </draw:text-box>
        </draw:frame>
        <draw:frame draw:style-name="gr3" draw:text-style-name="P5" draw:layer="layout" svg:width="1.905cm" svg:height="2.376cm" svg:x="24.495cm" svg:y="7.387cm">
          <draw:text-box>
            <text:p text:style-name="P4"><text:span text:style-name="T1">=</text:span></text:p>
          </draw:text-box>
        </draw:frame>
        <draw:custom-shape draw:style-name="gr4" draw:text-style-name="P6" draw:layer="layout" svg:width="5.334cm" svg:height="3.302cm" svg:x="26.4cm" svg:y="6.842cm">
          <text:p text:style-name="P1">SLA1500C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5.7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9:58:06.820000000</meta:creation-date>
    <dc:date>2019-05-28T11:01:40.715000000</dc:date>
    <meta:editing-duration>PT48M3S</meta:editing-duration>
    <meta:editing-cycles>1</meta:editing-cycles>
    <meta:document-statistic meta:object-count="8"/>
    <meta:generator>LibreOffice/6.1.2.1$Windows_X86_64 LibreOffice_project/65905a128db06ba48db947242809d14d3f9a93fe</meta:generator>
  </office:meta>
</office:document-meta>
</file>